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Nimbus Sans L" svg:font-family="'Nimbus Sans L'"/>
    <style:font-face style:name="Arial1" svg:font-family="Arial" style:font-family-generic="swiss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1354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0.728in"/>
    </style:style>
    <style:style style:name="co8" style:family="table-column">
      <style:table-column-properties fo:break-before="auto" style:column-width="1.372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5972in" fo:break-before="auto" style:use-optimal-row-height="false"/>
    </style:style>
    <style:style style:name="ro3" style:family="table-row">
      <style:table-row-properties style:row-height="0.4028in" fo:break-before="auto" style:use-optimal-row-height="false"/>
    </style:style>
    <style:style style:name="ro4" style:family="table-row">
      <style:table-row-properties style:row-height="1.1945in" fo:break-before="auto" style:use-optimal-row-height="false"/>
    </style:style>
    <style:style style:name="ro5" style:family="table-row">
      <style:table-row-properties style:row-height="0.7917in" fo:break-before="auto" style:use-optimal-row-height="false"/>
    </style:style>
    <style:style style:name="ro6" style:family="table-row">
      <style:table-row-properties style:row-height="2.3752in" fo:break-before="auto" style:use-optimal-row-height="false"/>
    </style:style>
    <style:style style:name="ro7" style:family="table-row">
      <style:table-row-properties style:row-height="0.1807in" fo:break-before="auto" style:use-optimal-row-height="false"/>
    </style:style>
    <style:style style:name="ro8" style:family="table-row">
      <style:table-row-properties style:row-height="0.9862in" fo:break-before="auto" style:use-optimal-row-height="false"/>
    </style:style>
    <style:style style:name="ro9" style:family="table-row">
      <style:table-row-properties style:row-height="1.9862in" fo:break-before="auto" style:use-optimal-row-height="false"/>
    </style:style>
    <style:style style:name="ro13" style:family="table-row">
      <style:table-row-properties style:row-height="0.1807in" fo:break-before="auto" style:use-optimal-row-height="true"/>
    </style:style>
    <style:style style:name="ro11" style:family="table-row">
      <style:table-row-properties style:row-height="0.1665in" fo:break-before="auto" style:use-optimal-row-height="false"/>
    </style:style>
    <style:style style:name="ro12" style:family="table-row">
      <style:table-row-properties style:row-height="0.1693in" fo:break-before="auto" style:use-optimal-row-height="true"/>
    </style:style>
    <style:style style:name="ro14" style:family="table-row">
      <style:table-row-properties style:row-height="0.1665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e6e6e6"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 style:data-style-name="N2">
      <style:table-cell-properties fo:background-color="#cccccc"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normal" style:text-underline-style="none" fo:font-weight="bold" style:font-name-asian="Nimbus Sans L" style:font-size-asian="10pt" style:font-style-asian="normal" style:font-weight-asian="bold" style:font-style-complex="normal" style:font-weight-complex="bold"/>
    </style:style>
    <style:style style:name="ce4" style:family="table-cell" style:parent-style-name="Default" style:data-style-name="N2">
      <style:table-cell-properties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 style:data-style-name="N2">
      <style:table-cell-properties fo:wrap-option="wrap" style:vertical-align="bottom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8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/>
    <style:style style:name="ce14" style:family="table-cell" style:parent-style-name="Default" style:data-style-name="N1">
      <style:table-cell-properties fo:background-color="#ffff99"/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135">
      <style:table-cell-properties fo:background-color="#ffff99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39"/>
    <style:style style:name="ce21" style:family="table-cell" style:parent-style-name="Default" style:data-style-name="N10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Arial1" style:font-size-complex="5.65000009536743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>
            <text:p>Tema</text:p>
          </table:table-cell>
          <table:table-cell table:style-name="ce3" office:value-type="string">
            <text:p>Punti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cesso utenti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rticoli in vendita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rrello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out</text:p>
          </table:table-cell>
          <table:table-cell office:value-type="float" office:value="15">
            <text:p>1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ternazionalizzazion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catalogo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Totale</text:p>
          </table:table-cell>
          <table:table-cell table:style-name="ce9" table:formula="of:=SUM([.C3:.C18])" office:value-type="float" office:value="105">
            <text:p>105.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1"/>
          <table:table-cell table:style-name="ce1" office:value-type="string">
            <text:p>con backlog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3" office:value-type="string">
            <text:p>Stat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ggiornamento catalogo – import store esistente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Internazionalizzazione – prodotti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rticoli in vendita – gestione contenuti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>
            <text:p>Storie nuove: gestione categorie, WYSIWYG,</text:p>
            <text:p>Scheduling sconti categorie, import bulk, etc.</text:p>
          </table:table-cell>
          <table:table-cell office:value-type="float" office:value="10">
            <text:p>10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cesso utenti – login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Done</text:p>
          </table:table-cell>
          <table:table-cell table:style-name="ce9" table:formula="of:=SUM([.C23:.C30])" office:value-type="float" office:value="39">
            <text:p>39.00</text:p>
          </table:table-cell>
          <table:table-cell table:style-name="ce9"/>
          <table:table-cell table:number-columns-repeated="1020"/>
        </table:table-row>
        <table:table-row table:style-name="ro7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ccesso utenti – registrazione</text:p>
          </table:table-cell>
          <table:table-cell office:value-type="float" office:value="2">
            <text:p>2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rticoli in vendita – catalogo e personalizzazioni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rrello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ckout</text:p>
          </table:table-cell>
          <table:table-cell office:value-type="float" office:value="15">
            <text:p>1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Internazionalizzazione – interfaccia utente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ggiornamento catalogo – aggiornamenti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>
            <text:p>Remaining</text:p>
          </table:table-cell>
          <table:table-cell table:style-name="ce9" table:formula="of:=SUM([.C33:.C45])" office:value-type="float" office:value="76">
            <text:p>76.00</text:p>
          </table:table-cell>
          <table:table-cell table:style-name="ce3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con release plan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3"/>
          <table:table-cell table:number-columns-repeated="1020"/>
        </table:table-row>
        <table:table-row table:style-name="ro4">
          <table:table-cell/>
          <table:table-cell office:value-type="string">
            <text:p>Aggiornamento catalogo – import store esisten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Internazionalizzazione – prodot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Articoli in vendita – gestione contenuti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9">
          <table:table-cell/>
          <table:table-cell table:style-name="ce6" office:value-type="string">
            <text:p>Gestione categorie, WYSIWYG,</text:p>
            <text:p>Scheduling sconti categorie, import bulk, etc.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ccesso utenti – login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Done 15/10</text:p>
          </table:table-cell>
          <table:table-cell table:style-name="ce9" table:formula="of:=SUM([.C51:.C58])" office:value-type="float" office:value="39">
            <text:p>39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9"/>
          <table:table-cell table:number-columns-repeated="1020"/>
        </table:table-row>
        <table:table-row table:style-name="ro5">
          <table:table-cell/>
          <table:table-cell office:value-type="string">
            <text:p>Accesso utenti – registrazion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arrello – riassunto e preview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heckout – procedura acquisto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heckout – carta di credito</text:p>
          </table:table-cell>
          <table:table-cell office:value-type="float" office:value="5">
            <text:p>5.00</text:p>
          </table:table-cell>
          <table:table-cell table:style-name="ce4"/>
          <table:table-cell table:number-columns-repeated="1020"/>
        </table:table-row>
        <table:table-row table:style-name="ro5">
          <table:table-cell/>
          <table:table-cell office:value-type="string">
            <text:p>Checkout – spese spedizione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Release 15/11</text:p>
          </table:table-cell>
          <table:table-cell table:style-name="ce9" table:formula="of:=SUM([.C61:.C67])" office:value-type="float" office:value="24">
            <text:p>24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rticoli in vendita – catalogo e personalizzazioni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heckout – fatturazione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arrello – personalizzazioni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Internazionalizzazione – interfaccia uten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ggiornamento catalogo – aggiornam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Next Release</text:p>
          </table:table-cell>
          <table:table-cell table:style-name="ce9" table:formula="of:=SUM([.C70:.C79])" office:value-type="float" office:value="52">
            <text:p>52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ce4"/>
        <table:table-column table:style-name="co5" table:default-cell-style-name="Default"/>
        <table:table-column table:style-name="co5" table:default-cell-style-name="ce19"/>
        <table:table-column table:style-name="co7" table:default-cell-style-name="ce23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1016" table:default-cell-style-name="Default"/>
        <table:table-row table:style-name="ro11">
          <table:table-cell/>
          <table:table-cell table:style-name="ce10"/>
          <table:table-cell table:style-name="ce11"/>
          <table:table-cell table:style-name="ce10"/>
          <table:table-cell table:style-name="Default"/>
          <table:table-cell table:number-columns-repeated="1019"/>
        </table:table-row>
        <table:table-row table:style-name="ro11">
          <table:table-cell/>
          <table:table-cell table:style-name="ce10"/>
          <table:table-cell table:style-name="ce11" office:value-type="string" table:number-columns-spanned="2" table:number-rows-spanned="1">
            <text:p>(settimane/coppia)</text:p>
          </table:table-cell>
          <table:covered-table-cell table:style-name="ce10"/>
          <table:table-cell table:style-name="ce10" office:value-type="string" table:number-columns-spanned="1" table:number-rows-spanned="2">
            <text:p>Max^2 </text:p>
            <text:p>- Min^2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Tema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style-name="ce12"/>
          <table:table-cell table:style-name="ce10" office:value-type="string">
            <text:p>Rilascio</text:p>
          </table:table-cell>
          <table:table-cell table:number-columns-repeated="1018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Articoli in vendit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D5]^2-[.C5]^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Carrell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6]^2-[.C6]^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Checkout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D7]^2-[.C7]^2"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Motore di ricerca intern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8]^2-[.C8]^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ggiornamento prezz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9]^2-[.C9]^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ggiornamento catalog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D10]^2-[.C10]^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Buoni scont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D11]^2-[.C11]^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Vetri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D12]^2-[.C12]^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Report vendit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D13]^2-[.C13]^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Notifica vendi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14]^2-[.C14]^2"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ccesso utent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D15]^2-[.C15]^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Profilo uten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16]^2-[.C16]^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Amministrazione utent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D17]^2-[.C17]^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Newslet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D18]^2-[.C18]^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Operator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D19]^2-[.C19]^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Internazionalizzazio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D20]^2-[.C20]^2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4">
          <table:table-cell table:number-columns-repeated="4"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2" table:number-columns-repeated="2"/>
          <table:table-cell table:style-name="ce10" office:value-type="string" table:number-columns-spanned="1" table:number-rows-spanned="2">
            <text:p>Min +</text:p>
            <text:p>Buffer</text:p>
          </table:table-cell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0" office:value-type="string">
            <text:p>Min</text:p>
          </table:table-cell>
          <table:table-cell table:style-name="ce10" office:value-type="string">
            <text:p>Buffer</text:p>
          </table:table-cell>
          <table:covered-table-cell table:style-name="ce12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ffort (settimane/coppia)</text:p>
          </table:table-cell>
          <table:table-cell table:style-name="ce13" table:formula="of:=SUM([.C4:.C20])" office:value-type="float" office:value="46">
            <text:p>46.00</text:p>
          </table:table-cell>
          <table:table-cell table:style-name="ce13" table:formula="of:=SQRT(SUM([.E4:.E20]))" office:value-type="float" office:value="12.4498995979887">
            <text:p>12.45</text:p>
          </table:table-cell>
          <table:table-cell table:style-name="ce22" table:formula="of:=[.C24]+[.D24]" office:value-type="float" office:value="58.4498995979887">
            <text:p>58.45</text:p>
          </table:table-cell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3"/>
          <table:table-cell table:style-name="ce20" table:formula="of:=[.D24]/[.C24]" office:value-type="percentage" office:value="0.270649991260625">
            <text:p>27.1%</text:p>
          </table:table-cell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3"/>
          <table:table-cell table:style-name="ce20"/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Team (coppie)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Overhead, settimana (giorni)</text:p>
          </table:table-cell>
          <table:table-cell table:style-name="ce15" office:value-type="float" office:value="0.5">
            <text:p>0.5</text:p>
          </table:table-cell>
          <table:table-cell table:style-name="ce21" table:formula="of:=[.C28]/5" office:value-type="percentage" office:value="0.1">
            <text:p>10%</text:p>
          </table:table-cell>
          <table:table-cell table:style-name="ce13"/>
          <table:table-cell table:number-columns-repeated="1019"/>
        </table:table-row>
        <table:table-row table:style-name="ro12">
          <table:table-cell/>
          <table:table-cell office:value-type="string">
            <text:p>Velocità, settimana</text:p>
          </table:table-cell>
          <table:table-cell table:style-name="ce16" table:formula="of:=[.$C$27]*(1-[.$D$28])" office:value-type="float" office:value="1.8">
            <text:p>1.8</text:p>
          </table:table-cell>
          <table:table-cell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7"/>
          <table:table-cell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8"/>
          <table:table-cell table:style-name="ce10" office:value-type="string" table:number-columns-spanned="1" table:number-rows-spanned="2">
            <text:p>Min +</text:p>
            <text:p>Buffer</text:p>
          </table:table-cell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8" office:value-type="string">
            <text:p>Min</text:p>
          </table:table-cell>
          <table:covered-table-cell table:style-name="ce12"/>
          <table:table-cell table:style-name="ce13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lapsed (settimane/team)</text:p>
          </table:table-cell>
          <table:table-cell table:style-name="ce13" table:formula="of:=[.C24]/[.$C$29]" office:value-type="float" office:value="25.5555555555556">
            <text:p>25.56</text:p>
          </table:table-cell>
          <table:table-cell table:style-name="ce22" table:formula="of:=[.$E24]/[.$C$29]" office:value-type="float" office:value="32.4721664433271">
            <text:p>32.47</text:p>
          </table:table-cell>
          <table:table-cell table:style-name="Default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lapsed (mesi/team)</text:p>
          </table:table-cell>
          <table:table-cell table:style-name="ce13" table:formula="of:=[.C33]/4" office:value-type="float" office:value="6.38888888888889">
            <text:p>6.39</text:p>
          </table:table-cell>
          <table:table-cell table:style-name="ce22" table:formula="of:=[.$D33]/4" office:value-type="float" office:value="8.11804161083177">
            <text:p>8.12</text:p>
          </table:table-cell>
          <table:table-cell table:style-name="Default"/>
          <table:table-cell table:number-columns-repeated="1019"/>
        </table:table-row>
      </table:table>
      <table:table table:name="Sheet3" table:style-name="ta1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</table:table>
      <table:database-ranges>
        <table:database-range table:target-range-address="Sheet2.B4:Sheet2.F2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Nimbus Sans L" svg:font-family="'Nimbus Sans L'"/>
    <style:font-face style:name="Arial1" svg:font-family="Arial" style:font-family-generic="swiss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number:number-style style:name="N132">
      <number:number number:decimal-places="3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5" number:min-integer-digits="1"/>
    </number:number-style>
    <number:number-style style:name="N135">
      <number:number number:decimal-places="1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10" number:min-integer-digits="1"/>
    </number:number-style>
    <number:number-style style:name="N138">
      <number:number number:decimal-places="11" number:min-integer-digits="1"/>
    </number:number-style>
    <number:percentage-style style:name="N139">
      <number:number number:decimal-places="1" number:min-integer-digits="1"/>
      <number:text>%</number:text>
    </number:percentage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11/18/2012</text:date>, <text:time>13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11-18T13:09:16</dc:date>
    <meta:print-date>1969-12-31T16:00:00</meta:print-date>
    <meta:editing-duration>PT58M28S</meta:editing-duration>
    <meta:editing-cycles>18</meta:editing-cycles>
    <meta:generator>OpenOffice.org/3.3$Unix OpenOffice.org_project/330m20$Build-9567</meta:generator>
    <meta:document-statistic meta:table-count="3" meta:cell-count="277" meta:object-count="0"/>
  </office:meta>
</office:document-meta>
</file>